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39in"/>
    </style:style>
    <style:style style:name="co2" style:family="table-column">
      <style:table-column-properties fo:break-before="auto" style:column-width="2.0181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0.5555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9457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Normal_20_17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4" style:family="table-cell" style:parent-style-name="Normal_20_17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Normal_20_17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ikkim Manipal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ikkim Manipal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table:style-name="ce5" table:formula="of:=SUM([.D2:.D253])/SQRT(SUM([.E2:.E253]))/SQRT(SUM([.F2:.F253]))" office:value-type="float" office:value="0.745047191359014" calcext:value-type="float">
            <text:p>0.75</text:p>
          </table:table-cell>
          <table:table-cell table:style-name="ce5" table:formula="of:=CORREL([.B2:.B253];[.C2:.C253])" office:value-type="float" office:value="-0.21026986420016" calcext:value-type="float">
            <text:p>-0.21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529" calcext:value-type="float">
            <text:p>5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41" calcext:value-type="float">
            <text:p>4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office:value-type="float" office:value="4225" calcext:value-type="float">
            <text:p>42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484" calcext:value-type="float">
            <text:p>48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729" calcext:value-type="float">
            <text:p>7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361" calcext:value-type="float">
            <text:p>36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office:value-type="float" office:value="529" calcext:value-type="float">
            <text:p>529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4" calcext:value-type="float">
            <text:p>434</text:p>
          </table:table-cell>
          <table:table-cell office:value-type="float" office:value="961" calcext:value-type="float">
            <text:p>96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169" calcext:value-type="float">
            <text:p>169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1024" calcext:value-type="float">
            <text:p>1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244" calcext:value-type="float">
            <text:p>244</text:p>
          </table:table-cell>
          <table:table-cell office:value-type="float" office:value="163" calcext:value-type="float">
            <text:p>1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246" calcext:value-type="float">
            <text:p>246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253" calcext:value-type="float">
            <text:p>253</text:p>
          </table:table-cell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258" calcext:value-type="float">
            <text:p>258</text:p>
          </table:table-cell>
          <table:table-cell office:value-type="float" office:value="177" calcext:value-type="float">
            <text:p>17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259" calcext:value-type="float">
            <text:p>259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office:value-type="float" office:value="260" calcext:value-type="float">
            <text:p>260</text:p>
          </table:table-cell>
          <table:table-cell office:value-type="float" office:value="179" calcext:value-type="float">
            <text:p>1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181" calcext:value-type="float">
            <text:p>1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266" calcext:value-type="float">
            <text:p>266</text:p>
          </table:table-cell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186" calcext:value-type="float">
            <text:p>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268" calcext:value-type="float">
            <text:p>268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188" calcext:value-type="float">
            <text:p>1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192" calcext:value-type="float">
            <text:p>1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274" calcext:value-type="float">
            <text:p>274</text:p>
          </table:table-cell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office:value-type="float" office:value="276" calcext:value-type="float">
            <text:p>276</text:p>
          </table:table-cell>
          <table:table-cell office:value-type="float" office:value="195" calcext:value-type="float">
            <text:p>1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278" calcext:value-type="float">
            <text:p>278</text:p>
          </table:table-cell>
          <table:table-cell office:value-type="float" office:value="197" calcext:value-type="float">
            <text:p>1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 office:value-type="float" office:value="199" calcext:value-type="float">
            <text:p>1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202" calcext:value-type="float">
            <text:p>2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office:value-type="float" office:value="286" calcext:value-type="float">
            <text:p>286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287" calcext:value-type="float">
            <text:p>287</text:p>
          </table:table-cell>
          <table:table-cell office:value-type="float" office:value="206" calcext:value-type="float">
            <text:p>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289" calcext:value-type="float">
            <text:p>289</text:p>
          </table:table-cell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90" calcext:value-type="float">
            <text:p>290</text:p>
          </table:table-cell>
          <table:table-cell office:value-type="float" office:value="209" calcext:value-type="float">
            <text:p>2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212" calcext:value-type="float">
            <text:p>2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float" office:value="294" calcext:value-type="float">
            <text:p>294</text:p>
          </table:table-cell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214" calcext:value-type="float">
            <text:p>2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296" calcext:value-type="float">
            <text:p>296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float" office:value="297" calcext:value-type="float">
            <text:p>297</text:p>
          </table:table-cell>
          <table:table-cell office:value-type="float" office:value="216" calcext:value-type="float">
            <text:p>216</text:p>
          </table:table-cell>
          <table:table-cell table:number-columns-repeated="16378"/>
        </table:table-row>
        <table:table-row table:style-name="ro1" table:number-rows-repeated="10483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18" number:min-decimal-places="18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4" number:min-decimal-places="14" number:min-integer-digits="1"/>
    </number:number-style>
    <number:date-style style:name="N148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4T14:32:43.210212489</dc:date>
    <meta:editing-duration>PT1M38S</meta:editing-duration>
    <meta:editing-cycles>1</meta:editing-cycles>
    <meta:generator>LibreOffice/24.2.7.2$Linux_X86_64 LibreOffice_project/420$Build-2</meta:generator>
    <meta:document-statistic meta:table-count="1" meta:cell-count="1526" meta:object-count="0"/>
  </office:meta>
</office:document-meta>
</file>